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4aa0" officeooo:paragraph-rsid="00184aa0"/>
    </style:style>
    <style:style style:name="P2" style:family="paragraph" style:parent-style-name="Table_20_Contents" style:list-style-name="L1">
      <style:text-properties officeooo:rsid="000ba9dd" officeooo:paragraph-rsid="001e5cbd"/>
    </style:style>
    <style:style style:name="P3" style:family="paragraph" style:parent-style-name="Table_20_Contents" style:list-style-name="L2">
      <style:text-properties officeooo:rsid="000ba9dd" officeooo:paragraph-rsid="00184aa0"/>
    </style:style>
    <style:style style:name="P4" style:family="paragraph" style:parent-style-name="Table_20_Contents" style:list-style-name="L3">
      <style:text-properties officeooo:rsid="000ba9dd" officeooo:paragraph-rsid="000ba9dd"/>
    </style:style>
    <style:style style:name="P5" style:family="paragraph" style:parent-style-name="Table_20_Contents" style:list-style-name="L3">
      <style:text-properties officeooo:rsid="000ba9dd" officeooo:paragraph-rsid="00184aa0"/>
    </style:style>
    <style:style style:name="P6" style:family="paragraph" style:parent-style-name="Table_20_Contents" style:list-style-name="L1">
      <style:text-properties officeooo:rsid="001e5cbd" officeooo:paragraph-rsid="001e5cbd"/>
    </style:style>
    <style:style style:name="P7" style:family="paragraph" style:parent-style-name="Table_20_Contents" style:list-style-name="L1">
      <style:text-properties officeooo:rsid="00209841" officeooo:paragraph-rsid="00209841"/>
    </style:style>
    <style:style style:name="P8" style:family="paragraph" style:parent-style-name="Table_20_Contents" style:list-style-name="L1">
      <style:text-properties officeooo:rsid="000f06e1" officeooo:paragraph-rsid="00209841"/>
    </style:style>
    <style:style style:name="P9" style:family="paragraph" style:parent-style-name="Table_20_Contents" style:list-style-name="L1">
      <style:text-properties officeooo:rsid="000f06e1" officeooo:paragraph-rsid="00184aa0"/>
    </style:style>
    <style:style style:name="P10" style:family="paragraph" style:parent-style-name="Table_20_Contents" style:list-style-name="L3">
      <style:text-properties officeooo:rsid="000f06e1" officeooo:paragraph-rsid="00184aa0"/>
    </style:style>
    <style:style style:name="P11" style:family="paragraph" style:parent-style-name="Table_20_Contents" style:list-style-name="L1">
      <style:text-properties officeooo:rsid="0021987e" officeooo:paragraph-rsid="0021987e"/>
    </style:style>
    <style:style style:name="P12" style:family="paragraph" style:parent-style-name="Table_20_Contents" style:list-style-name="L2">
      <style:text-properties officeooo:rsid="0031c426" officeooo:paragraph-rsid="0031c426"/>
    </style:style>
    <style:style style:name="P13" style:family="paragraph" style:parent-style-name="Table_20_Contents" style:list-style-name="L2">
      <style:text-properties officeooo:rsid="0031c426" officeooo:paragraph-rsid="00184aa0"/>
    </style:style>
    <style:style style:name="P14" style:family="paragraph" style:parent-style-name="Table_20_Contents" style:list-style-name="L2">
      <style:text-properties officeooo:rsid="00339c9e" officeooo:paragraph-rsid="00184aa0"/>
    </style:style>
    <style:style style:name="P15" style:family="paragraph" style:parent-style-name="Table_20_Contents" style:list-style-name="L3">
      <style:text-properties officeooo:rsid="00167bad" officeooo:paragraph-rsid="00184aa0"/>
    </style:style>
    <style:style style:name="P16" style:family="paragraph" style:parent-style-name="Table_20_Contents">
      <style:text-properties officeooo:rsid="00185adb" officeooo:paragraph-rsid="00184aa0"/>
    </style:style>
    <style:style style:name="P17" style:family="paragraph" style:parent-style-name="Table_20_Contents" style:list-style-name="L3">
      <style:text-properties officeooo:rsid="000fe633" officeooo:paragraph-rsid="00184aa0"/>
    </style:style>
    <style:style style:name="P18" style:family="paragraph" style:parent-style-name="Table_20_Contents" style:list-style-name="L1">
      <style:text-properties officeooo:rsid="0027a253" officeooo:paragraph-rsid="00184aa0"/>
    </style:style>
    <style:style style:name="T1" style:family="text">
      <style:text-properties officeooo:rsid="00265936"/>
    </style:style>
    <style:style style:name="T2" style:family="text">
      <style:text-properties officeooo:rsid="00209841"/>
    </style:style>
    <style:style style:name="T3" style:family="text">
      <style:text-properties officeooo:rsid="0021987e"/>
    </style:style>
    <style:style style:name="T4" style:family="text">
      <style:text-properties officeooo:rsid="000bc352"/>
    </style:style>
    <style:style style:name="T5" style:family="text">
      <style:text-properties officeooo:rsid="001401f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20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">Napotnik</text:p>
          </table:table-cell>
          <table:table-cell table:style-name="Table1.A1" office:value-type="string">
            <text:p text:style-name="P1">Anželak</text:p>
          </table:table-cell>
          <table:table-cell table:style-name="Table1.A1" office:value-type="string">
            <text:p text:style-name="P1">Rotnik</text:p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azumevanje genomsk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893160730124382514" text:style-name="L1">
              <text:list-item>
                <text:p text:style-name="P2">Potrebni faktorji za uspešno genomsko selekcijo</text:p>
              </text:list-item>
            </text:list>
          </table:table-cell>
          <table:table-cell table:style-name="Table1.A2" office:value-type="string">
            <text:list xml:id="list5373461404428512160" text:style-name="L2">
              <text:list-item>
                <text:p text:style-name="P13"/>
              </text:list-item>
            </text:list>
          </table:table-cell>
          <table:table-cell table:style-name="Table1.A2" office:value-type="string">
            <text:list xml:id="list7260786235196970976" text:style-name="L3">
              <text:list-item>
                <text:p text:style-name="P5">Potrebni faktorji za uspešno genomsko selekcijo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132129461" text:continue-list="list2893160730124382514" text:style-name="L1">
              <text:list-item>
                <text:p text:style-name="P2">Razlog za uspeh genomske selekcije</text:p>
              </text:list-item>
            </text:list>
          </table:table-cell>
          <table:table-cell table:style-name="Table1.A2" office:value-type="string">
            <text:list xml:id="list220820864032000" text:continue-list="list5373461404428512160" text:style-name="L2">
              <text:list-item>
                <text:p text:style-name="P3">Razlog za uspeh genomske selekcije</text:p>
              </text:list-item>
            </text:list>
          </table:table-cell>
          <table:table-cell table:style-name="Table1.A2" office:value-type="string">
            <text:list xml:id="list220820128136598" text:continue-list="list7260786235196970976" text:style-name="L3">
              <text:list-item>
                <text:p text:style-name="P4">Razlog za uspeh genomske selekcije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074136357" text:continue-list="list220821132129461" text:style-name="L1">
              <text:list-item>
                <text:p text:style-name="P6">Uporaba genomske informacije pri rej<text:span text:style-name="T1">ci</text:span>h</text:p>
              </text:list-item>
            </text:list>
          </table:table-cell>
          <table:table-cell table:style-name="Table1.A2" office:value-type="string">
            <text:list xml:id="list220821107847989" text:continue-list="list220820864032000" text:style-name="L2">
              <text:list-item>
                <text:p text:style-name="P12">Uporaba domačega semena pri rejci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001061047" text:continue-list="list220821074136357" text:style-name="L1">
              <text:list-item>
                <text:p text:style-name="P6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569502553" text:continue-numbering="true" text:style-name="L1">
              <text:list-item>
                <text:p text:style-name="P6">Priložnosti genomske selekcije</text:p>
              </text:list-item>
            </text:list>
          </table:table-cell>
          <table:table-cell table:style-name="Table1.A2" office:value-type="string">
            <text:list xml:id="list220820815871254" text:continue-list="list220821107847989" text:style-name="L2">
              <text:list-item>
                <text:p text:style-name="P12">Prednosti / možnosti / domače selekcije</text:p>
              </text:list-item>
              <text:list-item>
                <text:p text:style-name="P13">Prednosti genomske selekcije</text:p>
              </text:list-item>
            </text:list>
          </table:table-cell>
          <table:table-cell table:style-name="Table1.A2" office:value-type="string">
            <text:list xml:id="list220820540371352" text:continue-list="list220820128136598" text:style-name="L3">
              <text:list-item>
                <text:p text:style-name="P5">Izboljšanje (genomske) selekcije</text:p>
              </text:list-item>
              <text:list-item>
                <text:p text:style-name="P5">Priložnosti genomske selekcije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750197248" text:continue-list="list220820569502553" text:style-name="L1">
              <text:list-item>
                <text:p text:style-name="P7">Mednarodna združenja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20821133805938" text:continue-list="list220820540371352" text:style-name="L3">
              <text:list-item>
                <text:p text:style-name="P15">Mednarodna združenja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437176628" text:continue-list="list220820750197248" text:style-name="L1">
              <text:list-item>
                <text:p text:style-name="P7">Nevarnosti genomske selekcije</text:p>
              </text:list-item>
            </text:list>
          </table:table-cell>
          <table:table-cell table:style-name="Table1.A2" office:value-type="string">
            <text:list xml:id="list220820858261983" text:continue-list="list220820815871254" text:style-name="L2">
              <text:list-item>
                <text:p text:style-name="P13">(ne)zaupanje genomski selekciji - razlogi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992098037" text:continue-list="list220820437176628" text:style-name="L1">
              <text:list-item>
                <text:p text:style-name="P7">Mnenje o uvozu in uporaba tujega semena pri rejcih in rejskih organizacijah</text:p>
              </text:list-item>
            </text:list>
          </table:table-cell>
          <table:table-cell table:style-name="Table1.A2" office:value-type="string">
            <text:list xml:id="list220821272269621" text:continue-list="list220820858261983" text:style-name="L2">
              <text:list-item>
                <text:p text:style-name="P14">Primerjava tuje in domače selekcije</text:p>
              </text:list-item>
            </text:list>
          </table:table-cell>
          <table:table-cell table:style-name="Table1.A2" office:value-type="string">
            <text:list xml:id="list220819836702135" text:continue-list="list220821133805938" text:style-name="L3">
              <text:list-item>
                <text:p text:style-name="P10">Mnenje o uvozu semenskega materiala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19901309525" text:continue-list="list220820992098037" text:style-name="L1">
              <text:list-item>
                <text:p text:style-name="P7">Možnosti za lastno selekcijo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20821496918591" text:continue-list="list220819836702135" text:style-name="L3">
              <text:list-item>
                <text:p text:style-name="P10"/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774329523" text:continue-list="list220819901309525" text:style-name="L1">
              <text:list-item>
                <text:p text:style-name="P7">Prednosti domače selekcije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20819853849241" text:continue-numbering="true" text:style-name="L1">
              <text:list-item>
                <text:p text:style-name="P9">Domača selekcija mnenje in možnosti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548319087" text:continue-numbering="true" text:style-name="L1">
              <text:list-item>
                <text:p text:style-name="P7">Uporaba produktov domače selekcije pri rejcih</text:p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20820756455260" text:continue-list="list220821496918591" text:style-name="L3">
              <text:list-item>
                <text:p text:style-name="P5">Uporaba genomske informacije (selekcije) <text:span text:style-name="T4">pri končnih uporabnikih – razlogi za / proti, vzroki</text:span>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473365997" text:continue-list="list220820548319087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list xml:id="list220820324182877" text:continue-list="list220820756455260" text:style-name="L3">
              <text:list-item>
                <text:p text:style-name="P10">Uporaba tujega semena pri rejcih in rejskih organizacijah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730259953" text:continue-list="list220820473365997" text:style-name="L1">
              <text:list-item>
                <text:p text:style-name="P8">Ozaveščanje in <text:span text:style-name="T2">izobraževanje</text:span> rejcev</text:p>
              </text:list-item>
            </text:list>
          </table:table-cell>
          <table:table-cell table:style-name="Table1.A2" office:value-type="string">
            <text:list xml:id="list220820049353893" text:continue-list="list220821272269621" text:style-name="L2">
              <text:list-item>
                <text:p text:style-name="P14">Informiranje rejcev</text:p>
              </text:list-item>
            </text:list>
          </table:table-cell>
          <table:table-cell table:style-name="Table1.A2" office:value-type="string">
            <text:list xml:id="list220819847548472" text:continue-list="list220820324182877" text:style-name="L3">
              <text:list-item>
                <text:p text:style-name="P10">Ozaveščanje in motiviranje rejcev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589637371" text:continue-list="list220820730259953" text:style-name="L1">
              <text:list-item>
                <text:p text:style-name="P7">Uvedba domače selekcija – <text:span text:style-name="T3">možnosti in </text:span>kako</text:p>
              </text:list-item>
            </text:list>
          </table:table-cell>
          <table:table-cell table:style-name="Table1.A2" office:value-type="string">
            <text:list xml:id="list220821240377663" text:continue-list="list220820049353893" text:style-name="L2">
              <text:list-item>
                <text:p text:style-name="P14">Možnosti za domačo selekcijo - kako</text:p>
              </text:list-item>
            </text:list>
          </table:table-cell>
          <table:table-cell table:style-name="Table1.A2" office:value-type="string">
            <text:list xml:id="list220820026571214" text:continue-list="list220819847548472" text:style-name="L3">
              <text:list-item>
                <text:p text:style-name="P10">Možnosti za uvedbo lastne genomske selekcije – kako in kdo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list xml:id="list220819740584101" text:continue-list="list220820589637371" text:style-name="L1">
              <text:list-item>
                <text:p text:style-name="P11">Zaupanje slovenski stroki</text:p>
              </text:list-item>
            </text:list>
          </table:table-cell>
          <table:table-cell table:style-name="Table1.A2" office:value-type="string">
            <text:list xml:id="list220819742141303" text:continue-list="list220821240377663" text:style-name="L2">
              <text:list-item>
                <text:p text:style-name="P12">Nezaupanje domači selekciji</text:p>
              </text:list-item>
            </text:list>
          </table:table-cell>
          <table:table-cell table:style-name="Table1.A2" office:value-type="string">
            <text:p text:style-name="P16">zaupanje slovenski stroki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561545386" text:continue-list="list220819740584101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list xml:id="list220820667945271" text:continue-list="list220819742141303" text:style-name="L2">
              <text:list-item>
                <text:p text:style-name="P12"/>
              </text:list-item>
            </text:list>
          </table:table-cell>
          <table:table-cell table:style-name="Table1.A2" office:value-type="string">
            <text:list xml:id="list220821268218848" text:continue-list="list220820026571214" text:style-name="L3">
              <text:list-item>
                <text:p text:style-name="P17">Prihodnost slovenskih projektov za genomsko se<text:span text:style-name="T5">l</text:span>ekcijo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658552396" text:continue-list="list220821561545386" text:style-name="L1">
              <text:list-item>
                <text:p text:style-name="P18">razlog za neuspeh genomske selekcije</text:p>
              </text:list-item>
            </text:list>
          </table:table-cell>
          <table:table-cell table:style-name="Table1.A2" office:value-type="string">
            <text:list xml:id="list220821492997140" text:continue-list="list220820667945271" text:style-name="L2">
              <text:list-item>
                <text:p text:style-name="P14">Razlogi za neuspeh slovenske selekcije</text:p>
              </text:list-item>
            </text:list>
          </table:table-cell>
          <table:table-cell table:style-name="Table1.A2" office:value-type="string">
            <text:list xml:id="list220821063824118" text:continue-list="list220821268218848" text:style-name="L3">
              <text:list-item>
                <text:p text:style-name="P17">Razlog za neuporabo genomske informacije pri kmetih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613082409" text:continue-list="list220821658552396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list xml:id="list220820121809429" text:continue-list="list220821492997140" text:style-name="L2">
              <text:list-item>
                <text:p text:style-name="P14">Nezaupanje slovenski stroki, inštitucijam in selekcisjemu delu</text:p>
              </text:list-item>
            </text:list>
          </table:table-cell>
          <table:table-cell table:style-name="Table1.A2" office:value-type="string">
            <text:list xml:id="list220819928366693" text:continue-list="list220821063824118" text:style-name="L3">
              <text:list-item>
                <text:p text:style-name="P17">Razlog za nezaupanje slovenski genomski selekciji</text:p>
              </text:list-item>
            </text:list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105010018" text:continue-list="list220821613082409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382180305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74776653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999645100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917169188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35421078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388194541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19845919332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462424010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997793516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264790410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041122378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454910339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835127659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858372645" text:continue-numbering="true" text:style-name="L1">
              <text:list-item>
                <text:p text:style-name="P8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068255843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558946473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867394144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577823407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707323387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405325597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074639622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1617828033" text:continue-numbering="true" text:style-name="L1">
              <text:list-item>
                <text:p text:style-name="P7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list xml:id="list220820124921199" text:continue-numbering="true" text:style-name="L1">
              <text:list-item>
                <text:p text:style-name="P11"/>
              </text:list-item>
            </text:list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20:49:37.097095253</meta:creation-date>
    <dc:date>2018-04-11T22:08:19.391605945</dc:date>
    <meta:editing-duration>PT55M5S</meta:editing-duration>
    <meta:editing-cycles>1</meta:editing-cycles>
    <meta:document-statistic meta:table-count="1" meta:image-count="0" meta:object-count="0" meta:page-count="4" meta:paragraph-count="75" meta:word-count="278" meta:character-count="1666" meta:non-whitespace-character-count="1499"/>
    <meta:generator>LibreOffice/5.1.6.2$Linux_X86_64 LibreOffice_project/10m0$Build-2</meta:generator>
  </office:meta>
</office:document-meta>
</file>